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egorianCalendarImpl.toString( BigDecimal b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GregorianCalendarImpl.parse( String lexicalRepres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ee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Impl.ge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getTimeZone( int defaultZoneoff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rser.parseInt( int minDigits , int maxDigi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GregorianCalendarImpl.maximumDayInMonthFor( BigInteger year , int mon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GregorianCalendarImp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parseYea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GregorianCalendarImpl.setMinute( int min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Impl.createTime( int hours , int minutes , int seconds , int milliseconds ,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setHour( int h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egorianCalendarImpl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createDateTime( int year , int month , int day , int hour , int minute ,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GregorianCalendarImpl.createDateTime( int year , int month , int day , int hours , int minutes , int seconds , int milliseconds ,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isVali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GregorianCalendarImpl.maximumDayInMonthFor( int year , int mon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GregorianCalendarImpl.setTime( int hour , int minute ,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toGregorianCalendar( java . util . TimeZone timezone , java . util . Locale aLocale , XMLGregorianCalendar defaults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Parser.Parser( String forma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Impl.compareField( BigDecimal Pfield , BigDecimal Q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GregorianCalendarImpl.norm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GregorianCalendarImpl.XMLGregorianCalendarImpl( String lexicalRepresentation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MLGregorianCalendarImpl.setTime( int hour , int minute , int second , int milli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Impl.setDay( int 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egorianCalendarImpl.printNumber( StringBuffer out , int number , int nDig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GregorianCalendarImpl.printNumber( StringBuffer out , BigInteger number , int nDig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GregorianCalendarImpl.getE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sanitize( Number value , int sig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Impl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XMLGregorianCalendarImpl( int year , int month , int day , int hour , int minute , int second , int millisecond , int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GregorianCalendarImpl.getXMLSchemaType(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89">
            <text:p text:style-name="Table_20_Contents">89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XMLGregorianCalendarImpl.createDateTime( BigInteger year , int month , int day , int hours , int minutes , int seconds , BigDecimal fractionalSecond ,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add( Duration duration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57">
            <text:p text:style-name="Table_20_Contents">157</text:p>
          </table:table-cell>
        </table:table-row>
        <table:table-row>
          <table:table-cell office:value-type="string">
            <text:p text:style-name="Table_20_Contents">XMLGregorianCalendarImpl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internalCompare( XMLGregorianCalendar P , XMLGregorianCalendar Q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GregorianCalendarImpl.getSecon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GregorianCalendarImpl.setSecond(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egorianCalendarImpl.getFractional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toXMLForma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GregorianCalendarImpl.XMLGregorianCalenda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GregorianCalendarImpl.setTimezone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egorianCalendarImpl.XMLGregorianCalendarImpl( Gregorian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GregorianCalendarImpl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compareField( BigInteger Pfield , BigInteger Q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GregorianCalendarImpl.normalizeToTimezone( XMLGregorianCalendar cal , int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ser.parseBigDecim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GregorianCalendar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GregorianCalendar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getMilliseco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egorianCalendarImpl.setYear( BigInteger ye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createDate( int year , int month , int day ,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createTime( int hours , int minutes , int seconds , BigDecimal fractionalSecond ,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compare( XMLGregorianCalendar rh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arser.pars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MLGregorianCalendarImpl.compareField( int Pfield , int Q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GregorianCalendarImpl.toGregorianCalenda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GregorianCalendarImpl.XMLGregorianCalendarImpl( BigInteger year , int month , int day , int hour , int minute , int second , BigDecimal fractionalSecond , int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GregorianCalendarImpl.checkFieldValueConstraint( int field , in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egorianCalendarImpl.get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setMillisecond( int milliseco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GregorianCalendarImpl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GregorianCalendarImpl.format( String forma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MLGregorianCalendarImpl.setFractionalSecond( BigDecimal fractio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GregorianCalendarImpl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createTime( int hours , int minutes , int seconds ,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.skip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GregorianCalendarImpl.setEon( BigInteger e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egorianCalendarImpl.getEonAndYea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egorianCalendarImpl.is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egorianCalendarImpl.setYear( int ye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GregorianCalendarImpl.setMonth( int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egorianCalendarImpl.setTime( int hour , int minute , int second , BigDecimal frac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